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2.6549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2.4618in"/>
    </style:style>
    <style:style style:name="Table1.D" style:family="table-column">
      <style:table-column-properties style:column-width="0.68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2.6549in"/>
    </style:style>
    <style:style style:name="Table2.B" style:family="table-column">
      <style:table-column-properties style:column-width="0.491in"/>
    </style:style>
    <style:style style:name="Table2.C" style:family="table-column">
      <style:table-column-properties style:column-width="2.4618in"/>
    </style:style>
    <style:style style:name="Table2.D" style:family="table-column">
      <style:table-column-properties style:column-width="0.684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1pt" fo:language="pl" fo:country="PL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List_20_Paragraph" style:list-style-name="WWNum1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11">
      <style:paragraph-properties fo:text-align="justify" style:justify-single-word="false" fo:hyphenation-ladder-count="no-limit"/>
      <style:text-properties officeooo:paragraph-rsid="000753e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10">
      <style:paragraph-properties fo:line-height="100%" fo:text-align="justify" style:justify-single-word="false"/>
    </style:style>
    <style:style style:name="P7" style:family="paragraph" style:parent-style-name="List_20_Paragraph" style:list-style-name="WWNum10">
      <style:paragraph-properties fo:line-height="100%" fo:text-align="justify" style:justify-single-word="false"/>
      <style:text-properties officeooo:paragraph-rsid="000753e4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paragraph-properties fo:margin-top="0in" fo:margin-bottom="0in" style:contextual-spacing="true"/>
    </style:style>
    <style:style style:name="P10" style:family="paragraph" style:parent-style-name="List_20_Paragraph" style:list-style-name="WWNum2"/>
    <style:style style:name="P11" style:family="paragraph" style:parent-style-name="List_20_Paragraph" style:list-style-name="WWNum3"/>
    <style:style style:name="P12" style:family="paragraph" style:parent-style-name="List_20_Paragraph">
      <style:text-properties style:font-name="Times New Roman" style:font-name-complex="Times New Roman1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1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1pt" fo:language="pl" fo:country="PL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List_20_Paragraph" style:list-style-name="WWNum5"/>
    <style:style style:name="P16" style:family="paragraph" style:parent-style-name="List_20_Paragraph" style:list-style-name="WWNum5">
      <style:paragraph-properties fo:margin-top="0.1665in" fo:margin-bottom="0.111in" style:contextual-spacing="true"/>
    </style:style>
    <style:style style:name="P17" style:family="paragraph" style:parent-style-name="List_20_Paragraph" style:list-style-name="WWNum6">
      <style:paragraph-properties fo:margin-top="0.1665in" fo:margin-bottom="0.111in" style:contextual-spacing="true"/>
    </style:style>
    <style:style style:name="P18" style:family="paragraph" style:parent-style-name="List_20_Paragraph" style:list-style-name="WWNum6"/>
    <style:style style:name="P19" style:family="paragraph" style:parent-style-name="List_20_Paragraph">
      <style:paragraph-properties fo:margin-left="0in" fo:margin-right="0in" fo:text-indent="0in" style:auto-text-indent="false"/>
    </style:style>
    <style:style style:name="P20" style:family="paragraph" style:parent-style-name="List_20_Paragraph" style:list-style-name="WWNum7"/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List_20_Paragraph" style:list-style-name="WWNum8"/>
    <style:style style:name="P24" style:family="paragraph" style:parent-style-name="List_20_Paragraph" style:list-style-name="WWNum9"/>
    <style:style style:name="P2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6" style:family="paragraph" style:parent-style-name="Standard">
      <style:text-properties style:font-name="Times New Roman" style:font-name-complex="Times New Roman1"/>
    </style:style>
    <style:style style:name="P27" style:family="paragraph" style:parent-style-name="Standard">
      <style:text-properties style:font-name="Times New Roman" fo:font-weight="bold" style:font-weight-asian="bold" style:font-name-complex="Times New Roman1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0753e4"/>
    </style:style>
    <style:style style:name="P30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753e4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text-align="justify" style:justify-single-word="false"/>
      <style:text-properties officeooo:rsid="000753e4" officeooo:paragraph-rsid="000753e4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0753e4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753e4" style:font-weight-asian="bold" style:font-name-complex="Times New Roman1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0753e4" style:font-name-complex="Times New Roman1"/>
    </style:style>
    <style:style style:name="T7" style:family="text">
      <style:text-properties fo:color="#c9211e" loext:opacity="100%" style:font-name="Times New Roman" officeooo:rsid="000753e4" style:font-name-complex="Times New Roman1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 loext:marker-style-name="T2"><text:span text:style-name="T2">Podstawy rachunkowości - Ćwiczenia</text:span><text:span text:style-name="T2"/></text:p>
      <text:p text:style-name="P25" loext:marker-style-name="T2"><text:span text:style-name="T2">25.10.2023</text:span><text:span text:style-name="T2"/></text:p>
      <text:p text:style-name="P26" loext:marker-style-name="T5"/>
      <text:p text:style-name="P28" loext:marker-style-name="T1"><text:span text:style-name="T1">Zadanie 1. (2.8/s.27)</text:span><text:span text:style-name="T1"/></text:p>
      <text:p text:style-name="P28" loext:marker-style-name="T5"><text:span text:style-name="T5">Spółka akcyjna JULIA posiada na dzień 31 grudnia następujące składniki aktywów i kapitału:</text:span></text:p>
      <text:p text:style-name="P33" loext:marker-style-name="T5"><text:span text:style-name="T5">AT AO PK PZ</text:span></text:p>
      <text:list text:style-name="WWNum11">
        <text:list-item>
          <text:p text:style-name="P5" loext:marker-style-name="T5"><text:span text:style-name="T5">Kapitał zakładowy </text:span><text:span text:style-name="T6">PK</text:span><text:span text:style-name="T5"> 1 200</text:span></text:p>
        </text:list-item>
        <text:list-item>
          <text:p text:style-name="P5" loext:marker-style-name="T5"><text:span text:style-name="T5">Paliwo technologiczne </text:span><text:span text:style-name="T6">AO </text:span><text:span text:style-name="T5">600</text:span></text:p>
        </text:list-item>
        <text:list-item>
          <text:p text:style-name="P4" loext:marker-style-name="T5"><text:span text:style-name="T5">Zobowiązania z tytułu podatków </text:span><text:span text:style-name="T6">PZ </text:span><text:span text:style-name="T5">500</text:span></text:p>
        </text:list-item>
        <text:list-item>
          <text:p text:style-name="P4" loext:marker-style-name="T5"><text:span text:style-name="T5">Środki pieniężne w kasie </text:span><text:span text:style-name="T6">AO </text:span><text:span text:style-name="T5">200</text:span></text:p>
        </text:list-item>
        <text:list-item>
          <text:p text:style-name="P4" loext:marker-style-name="T5"><text:span text:style-name="T5">Długoterminowe obligacje </text:span><text:span text:style-name="T7">AT</text:span><text:span text:style-name="T6"> </text:span><text:span text:style-name="T5">120</text:span></text:p>
        </text:list-item>
        <text:list-item>
          <text:p text:style-name="P4" loext:marker-style-name="T5"><text:span text:style-name="T5">Materiały podstawowe </text:span><text:span text:style-name="T6">AO </text:span><text:span text:style-name="T5">330</text:span></text:p>
        </text:list-item>
        <text:list-item>
          <text:p text:style-name="P4" loext:marker-style-name="T5"><text:span text:style-name="T5">Należności od pracowników </text:span><text:span text:style-name="T6">AO</text:span><text:span text:style-name="T5"> 70</text:span></text:p>
        </text:list-item>
        <text:list-item>
          <text:p text:style-name="P4" loext:marker-style-name="T5"><text:span text:style-name="T5">Kredyty krótkoterminowe </text:span><text:span text:style-name="T6">PZ</text:span><text:span text:style-name="T5"> 120</text:span></text:p>
        </text:list-item>
        <text:list-item>
          <text:p text:style-name="P4" loext:marker-style-name="T5"><text:span text:style-name="T5">Kapitał zapasowy </text:span><text:span text:style-name="T6">PK </text:span><text:span text:style-name="T5">250</text:span></text:p>
        </text:list-item>
        <text:list-item>
          <text:p text:style-name="P4" loext:marker-style-name="T5"><text:span text:style-name="T5">Budynek administracyjny </text:span><text:span text:style-name="T6">AT </text:span><text:span text:style-name="T5">400</text:span></text:p>
        </text:list-item>
        <text:list-item>
          <text:p text:style-name="P4" loext:marker-style-name="T5"><text:span text:style-name="T5">Oprogramowanie komputerów </text:span><text:span text:style-name="T6">AT</text:span><text:span text:style-name="T5"> 120</text:span></text:p>
        </text:list-item>
        <text:list-item>
          <text:p text:style-name="P4" loext:marker-style-name="T5"><text:span text:style-name="T5">Zobowiązania wobec dostawców </text:span><text:span text:style-name="T6">PZ </text:span><text:span text:style-name="T5">220</text:span></text:p>
        </text:list-item>
        <text:list-item>
          <text:p text:style-name="P4" loext:marker-style-name="T5"><text:span text:style-name="T5">Krótkoterminowe udziały w innych jednostkach </text:span><text:span text:style-name="T7">AO</text:span><text:span text:style-name="T5"> 110</text:span></text:p>
        </text:list-item>
        <text:list-item>
          <text:p text:style-name="P4" loext:marker-style-name="T5"><text:span text:style-name="T5">Produkcję w toku </text:span><text:span text:style-name="T6">AO </text:span><text:span text:style-name="T5">30</text:span></text:p>
        </text:list-item>
        <text:list-item>
          <text:p text:style-name="P4" loext:marker-style-name="T5"><text:span text:style-name="T5">Krótkoterminowe akcje </text:span><text:span text:style-name="T7">AO</text:span><text:span text:style-name="T5"> 90</text:span></text:p>
        </text:list-item>
        <text:list-item>
          <text:p text:style-name="P4" loext:marker-style-name="T5"><text:span text:style-name="T5">Wiertarki </text:span><text:span text:style-name="T6">AT</text:span><text:span text:style-name="T5"> 70</text:span></text:p>
        </text:list-item>
        <text:list-item>
          <text:p text:style-name="P4" loext:marker-style-name="T5"><text:span text:style-name="T5">Samochód dostawczy </text:span><text:span text:style-name="T6">AT</text:span><text:span text:style-name="T5"> 230</text:span></text:p>
        </text:list-item>
        <text:list-item>
          <text:p text:style-name="P4" loext:marker-style-name="T5"><text:span text:style-name="T5">Zobowiązania wobec pracowników </text:span><text:span text:style-name="T6">PZ</text:span><text:span text:style-name="T5"> 80</text:span></text:p>
        </text:list-item>
      </text:list>
      <text:p text:style-name="P28" loext:marker-style-name="T5"><text:span text:style-name="T5">Sporządzić uproszczony bilans sprawozdawczy spółki.</text:span></text:p>
      <text:p text:style-name="P28" loext:marker-style-name="T1"><text:span text:style-name="T1">Zadanie 2 (2.9/s.27-28) </text:span><text:span text:style-name="T4"/></text:p>
      <text:p text:style-name="P29" loext:marker-style-name="T5"><text:span text:style-name="T5">Spółka z ograniczoną odpowiedzialnością „DELTA” posiada na dzień 31 grudnia następujące składniki aktywów i kapitału: </text:span><text:span text:style-name="T6">AT AO PK PZ</text:span></text:p>
      <text:p text:style-name="P30" loext:marker-style-name="T5"><text:span text:style-name="T5">1. Zobowiązania z tytułu pożyczek długoterminowych </text:span><text:span text:style-name="T7">PZ</text:span><text:span text:style-name="T5"> 490</text:span></text:p>
      <text:p text:style-name="P30" loext:marker-style-name="T5"><text:span text:style-name="T5">2. Środki pieniężne na rachunku bankowym </text:span><text:span text:style-name="T6">AO</text:span><text:span text:style-name="T5"> 400</text:span></text:p>
      <text:p text:style-name="P30" loext:marker-style-name="T5"><text:span text:style-name="T5">3. Wyposażenie biurowe </text:span><text:span text:style-name="T6">AT</text:span><text:span text:style-name="T5"> 1 100</text:span></text:p>
      <text:p text:style-name="P30" loext:marker-style-name="T5"><text:span text:style-name="T5">4. Kapitał zakładowy </text:span><text:span text:style-name="T6">PK </text:span><text:span text:style-name="T5">1000</text:span></text:p>
      <text:p text:style-name="P30" loext:marker-style-name="T5"><text:span text:style-name="T5">5. Towary </text:span><text:span text:style-name="T6">AO</text:span><text:span text:style-name="T5"> 200</text:span></text:p>
      <text:p text:style-name="P30" loext:marker-style-name="T5"><text:span text:style-name="T5">6. Gotówka w kasie </text:span><text:span text:style-name="T6">AO </text:span><text:span text:style-name="T5">60</text:span></text:p>
      <text:p text:style-name="P30" loext:marker-style-name="T5"><text:span text:style-name="T5">7. Rezerwy na zobowiązania </text:span><text:span text:style-name="T6">PZ</text:span><text:span text:style-name="T5"> 490</text:span></text:p>
      <text:p text:style-name="P31" loext:marker-style-name="T5"><text:span text:style-name="T5">8. Krótkoterminowe bony skarbowe </text:span><text:span text:style-name="T6">AO</text:span><text:span text:style-name="T5"> 150</text:span></text:p>
      <text:p text:style-name="P30" loext:marker-style-name="T5"><text:span text:style-name="T5">9. Grunty </text:span><text:span text:style-name="T6">AT</text:span><text:span text:style-name="T5"> 780</text:span></text:p>
      <text:p text:style-name="P30" loext:marker-style-name="T5"><text:span text:style-name="T5">10. Zysk okresu bieżącego </text:span><text:span text:style-name="T6">AO</text:span><text:span text:style-name="T5">.. …</text:span></text:p>
      <text:p text:style-name="P30" loext:marker-style-name="T5"><text:span text:style-name="T5">11. Zobowiązania z tytułu podatków </text:span><text:span text:style-name="T6">PZ</text:span><text:span text:style-name="T5"> 460</text:span></text:p>
      <text:p text:style-name="P30" loext:marker-style-name="T5"><text:span text:style-name="T5">12. Kredyty krótkoterminowe </text:span><text:span text:style-name="T6">PZ</text:span><text:span text:style-name="T5"> 780</text:span></text:p>
      <text:p text:style-name="P30" loext:marker-style-name="T5"><text:span text:style-name="T5">13. Części zapasowe maszyn i urządzeń </text:span><text:span text:style-name="T6">AO </text:span><text:span text:style-name="T5">220</text:span></text:p>
      <text:p text:style-name="P30" loext:marker-style-name="T5"><text:span text:style-name="T5">14. Oprogramowanie komputerów </text:span><text:span text:style-name="T6">AT</text:span><text:span text:style-name="T5"> 380</text:span></text:p>
      <text:p text:style-name="P30" loext:marker-style-name="T5"><text:span text:style-name="T5">15. Długoterminowe akcje </text:span><text:span text:style-name="T7">AT</text:span><text:span text:style-name="T5"> 290</text:span></text:p>
      <text:p text:style-name="P30" loext:marker-style-name="T5"><text:span text:style-name="T5">16. Należności od odbiorców </text:span><text:span text:style-name="T6">AO </text:span><text:span text:style-name="T5">180</text:span></text:p>
      <text:p text:style-name="P30" loext:marker-style-name="T5"><text:span text:style-name="T5">17. Kapitał zapasowy </text:span><text:span text:style-name="T6">PK</text:span><text:span text:style-name="T5">.. 90</text:span></text:p>
      <text:p text:style-name="P30" loext:marker-style-name="T5"><text:span text:style-name="T5">18. Fundusz socjalny </text:span><text:span text:style-name="T6">PK </text:span><text:span text:style-name="T5">80</text:span></text:p>
      <text:list text:style-name="WWNum10">
        <text:list-item>
          <text:p text:style-name="P7" loext:marker-style-name="T5"><text:span text:style-name="T5">Sporządź uproszczony bilans sprawozdawczy spółki. </text:span></text:p>
        </text:list-item>
        <text:list-item>
          <text:p text:style-name="P6" loext:marker-style-name="T5"><text:span text:style-name="T5">Korzystając z równania bilansowego, oblicz zysk okresu bieżącego.</text:span><text:span text:style-name="T5"/></text:p>
        </text:list-item>
      </text:list>
      <text:p text:style-name="Standard" loext:marker-style-name="T1"><text:soft-page-break/><text:span text:style-name="T1">Zadanie 3. (2.10/s.28-29)</text:span><text:span text:style-name="T1"/></text:p>
      <text:p text:style-name="Standard" loext:marker-style-name="T5"><text:span text:style-name="T5">W spółdzielni IGA prowadzącej działalność produkcyjną stan aktywów i kapitału na dzień 31 grudnia przedstawiał się następująco:</text:span><text:span text:style-name="T5"/></text:p>
      <text:list text:style-name="WWNum1">
        <text:list-item>
          <text:p text:style-name="P8" loext:marker-style-name="T5"><text:span text:style-name="T5">Otrzymane pożyczki długoterminowe …………………………………………………… 200</text:span><text:span text:style-name="T5"/></text:p>
        </text:list-item>
        <text:list-item>
          <text:p text:style-name="P8" loext:marker-style-name="T5"><text:span text:style-name="T5">Fundusz zasobowy ………………………………………………………………………… …</text:span><text:span text:style-name="T5"/></text:p>
        </text:list-item>
        <text:list-item>
          <text:p text:style-name="P8" loext:marker-style-name="T5"><text:span text:style-name="T5">Ujemny wynik finansowy ………………………………………………………………. -120</text:span><text:span text:style-name="T5"/></text:p>
        </text:list-item>
        <text:list-item>
          <text:p text:style-name="P8" loext:marker-style-name="T5"><text:span text:style-name="T5">Środki pieniężne w banku ……………………………………………………………… 140</text:span><text:span text:style-name="T5"/></text:p>
        </text:list-item>
        <text:list-item>
          <text:p text:style-name="P8" loext:marker-style-name="T5"><text:span text:style-name="T5">Należności od pracowników – krótkoterminowe ………………………………………… 80</text:span><text:span text:style-name="T5"/></text:p>
        </text:list-item>
        <text:list-item>
          <text:p text:style-name="P8" loext:marker-style-name="T5"><text:span text:style-name="T5">Kredyty krótkoterminowe ………………………………………………………………… 490</text:span><text:span text:style-name="T5"/></text:p>
        </text:list-item>
        <text:list-item>
          <text:p text:style-name="P8" loext:marker-style-name="T5"><text:span text:style-name="T5">Rezerwy na zobowiązania ………………………………………………………………… 450</text:span><text:span text:style-name="T5"/></text:p>
        </text:list-item>
        <text:list-item>
          <text:p text:style-name="P8" loext:marker-style-name="T5"><text:span text:style-name="T5">Zobowiązania z tytułu pięcioletnich obligacji ……………………………………………. 450</text:span><text:span text:style-name="T5"/></text:p>
        </text:list-item>
        <text:list-item>
          <text:p text:style-name="P8" loext:marker-style-name="T5"><text:span text:style-name="T5">Krótkoterminowe akcje ………………………………………………………………….. 140</text:span><text:span text:style-name="T5"/></text:p>
        </text:list-item>
        <text:list-item>
          <text:p text:style-name="P8" loext:marker-style-name="T5"><text:span text:style-name="T5">Zobowiązania wobec dostawców ………………………………………………………… 180</text:span><text:span text:style-name="T5"/></text:p>
        </text:list-item>
        <text:list-item>
          <text:p text:style-name="P8" loext:marker-style-name="T5"><text:span text:style-name="T5">Fundusz udziałowy ………………………………………………………………………. 800</text:span><text:span text:style-name="T5"/></text:p>
        </text:list-item>
        <text:list-item>
          <text:p text:style-name="P8" loext:marker-style-name="T5"><text:span text:style-name="T5">Maszyny i urządzenia ……………………………………………………………………. 1 300</text:span><text:span text:style-name="T5"/></text:p>
        </text:list-item>
        <text:list-item>
          <text:p text:style-name="P8" loext:marker-style-name="T5"><text:span text:style-name="T5">Środki transportu ………………………………………………………………………….. 220</text:span><text:span text:style-name="T5"/></text:p>
        </text:list-item>
        <text:list-item>
          <text:p text:style-name="P8" loext:marker-style-name="T5"><text:span text:style-name="T5">Produkcja w toku ………………………………………………………………………… 90</text:span><text:span text:style-name="T5"/></text:p>
        </text:list-item>
        <text:list-item>
          <text:p text:style-name="P8" loext:marker-style-name="T5"><text:span text:style-name="T5">Paliwo ……………………………………………………………………………………. 120</text:span><text:span text:style-name="T5"/></text:p>
        </text:list-item>
        <text:list-item>
          <text:p text:style-name="P8" loext:marker-style-name="T5"><text:span text:style-name="T5">Patenty i licencje ………………………………………………………………………… 280</text:span><text:span text:style-name="T5"/></text:p>
        </text:list-item>
        <text:list-item>
          <text:p text:style-name="P9" loext:marker-style-name="T5"><text:span text:style-name="T5">Hala produkcyjna w trakcie modernizacji …………………………………….………… 460</text:span><text:span text:style-name="T5"/></text:p>
        </text:list-item>
      </text:list>
      <text:list text:style-name="WWNum2">
        <text:list-item>
          <text:p text:style-name="P10" loext:marker-style-name="T5"><text:span text:style-name="T5">Sporządź uproszczony bilans sprawozdawczy spółdzielni.</text:span><text:span text:style-name="T5"/></text:p>
        </text:list-item>
        <text:list-item>
          <text:p text:style-name="P10" loext:marker-style-name="T5"><text:span text:style-name="T5">Oblicz wielkość funduszu zasobowego</text:span><text:span text:style-name="T5"/></text:p>
        </text:list-item>
      </text:list>
      <text:p text:style-name="Standard" loext:marker-style-name="T1"><text:span text:style-name="T1">Zadanie 4. (2.11/s.29-30) – do domu na dodatkowe punkty</text:span><text:span text:style-name="T1"/></text:p>
      <text:p text:style-name="Standard" loext:marker-style-name="T5"><text:span text:style-name="T5">Firma „ALFA” – spółka z o.o. prowadzi działalność usługową, a firma „BETA” – spółka z o.o. działalność produkcyjną. Obie formy postanowiły połączyć się z dniem 1 stycznia w jedną firmę „DELTA”. Firma ‘ALFA’ posiada na dzień 31 grudnia poprzedniego roku następujące składniki aktywów i kapitału:</text:span><text:span text:style-name="T5"/></text:p>
      <text:list text:style-name="WWNum3">
        <text:list-item>
          <text:p text:style-name="P11" loext:marker-style-name="T5"><text:span text:style-name="T5">Kredyty bankowe długoterminowe …………………………………………………….. 300</text:span><text:span text:style-name="T5"/></text:p>
        </text:list-item>
        <text:list-item>
          <text:p text:style-name="P11" loext:marker-style-name="T5"><text:span text:style-name="T5">Samochód osobowy <text:s/>……………………………………………………………………. 400</text:span><text:span text:style-name="T5"/></text:p>
        </text:list-item>
        <text:list-item>
          <text:p text:style-name="P11" loext:marker-style-name="T5"><text:span text:style-name="T5">Zobowiązania wobec dostawców ……………………………………………………….. 100</text:span><text:span text:style-name="T5"/></text:p>
        </text:list-item>
        <text:list-item>
          <text:p text:style-name="P11" loext:marker-style-name="T5"><text:span text:style-name="T5">Kapitał zakładowy ………………………………………………………………………. 500</text:span><text:span text:style-name="T5"/></text:p>
        </text:list-item>
        <text:list-item>
          <text:p text:style-name="P11" loext:marker-style-name="T5"><text:span text:style-name="T5">Środki pieniężne w banku ……………………………………………………………… 200</text:span><text:span text:style-name="T5"/></text:p>
        </text:list-item>
        <text:list-item>
          <text:p text:style-name="P11" loext:marker-style-name="T5"><text:span text:style-name="T5">Materiały pomocnicze …………………………………………………………………. 70</text:span><text:span text:style-name="T5"/></text:p>
        </text:list-item>
        <text:list-item>
          <text:p text:style-name="P11" loext:marker-style-name="T5"><text:span text:style-name="T5">Zobowiązania podatkowe ………………………………………………………………. 40</text:span><text:span text:style-name="T5"/></text:p>
        </text:list-item>
        <text:list-item>
          <text:p text:style-name="P11" loext:marker-style-name="T5"><text:span text:style-name="T5">Gotówkę w kasie ………………………………………………………………………. 170</text:span><text:span text:style-name="T5"/></text:p>
        </text:list-item>
        <text:list-item>
          <text:p text:style-name="P11" loext:marker-style-name="T5"><text:span text:style-name="T5">Kapitał zapasowy ………………………………………………………………………. 200</text:span><text:span text:style-name="T5"/></text:p>
        </text:list-item>
        <text:list-item>
          <text:p text:style-name="P11" loext:marker-style-name="T5"><text:span text:style-name="T5">Obligacje długoterminowe <text:s text:c="3"/>………………………………………………………… 300</text:span><text:span text:style-name="T5"/></text:p>
        </text:list-item>
      </text:list>
      <text:p text:style-name="P12" loext:marker-style-name="T5"/>
      <text:p text:style-name="P13" loext:marker-style-name="T5"/>
      <text:p text:style-name="Standard" loext:marker-style-name="T5"><text:span text:style-name="T5">Firma BETA posiada na dzień 31 grudnia poprzedniego roku następujące składniki aktywów i kapitału:</text:span><text:span text:style-name="T5"/></text:p>
      <text:list text:style-name="WWNum5">
        <text:list-item>
          <text:p text:style-name="P15" loext:marker-style-name="T5"><text:span text:style-name="T5">Budynki produkcyjne ………………………………………………………………. 400</text:span><text:span text:style-name="T5"/></text:p>
        </text:list-item>
        <text:list-item>
          <text:p text:style-name="P15" loext:marker-style-name="T5"><text:span text:style-name="T5">Oprogramowanie komputerów ……………………………………………………… 100</text:span><text:span text:style-name="T5"/></text:p>
        </text:list-item>
        <text:list-item>
          <text:p text:style-name="P15" loext:marker-style-name="T5"><text:span text:style-name="T5">Produkty gotowe ……………………………………………………………………. 200</text:span><text:span text:style-name="T5"/></text:p>
        </text:list-item>
        <text:list-item>
          <text:p text:style-name="P15" loext:marker-style-name="T5"><text:span text:style-name="T5">Zobowiązania wobec dostawców ……………………………………………………. 80</text:span><text:span text:style-name="T5"/></text:p>
        </text:list-item>
        <text:list-item>
          <text:p text:style-name="P15" loext:marker-style-name="T5"><text:span text:style-name="T5">Kredyty bankowe krótkoterminowe ………………………………………………….. 200</text:span><text:span text:style-name="T5"/></text:p>
        </text:list-item>
        <text:list-item>
          <text:p text:style-name="P15" loext:marker-style-name="T5"><text:span text:style-name="T5">Długoterminowe akcje ……………………………………………………………….. 190</text:span><text:span text:style-name="T5"/></text:p>
        </text:list-item>
        <text:list-item>
          <text:p text:style-name="P15" loext:marker-style-name="T5"><text:soft-page-break/><text:span text:style-name="T5">Kapitał zakładowy ……………………………………………………………………. 400</text:span><text:span text:style-name="T5"/></text:p>
        </text:list-item>
        <text:list-item>
          <text:p text:style-name="P15" loext:marker-style-name="T5"><text:span text:style-name="T5">Licencje ………………………………………………………………………………. 150</text:span><text:span text:style-name="T5"/></text:p>
        </text:list-item>
        <text:list-item>
          <text:p text:style-name="P15" loext:marker-style-name="T5"><text:span text:style-name="T5">Gotówkę w kasie ……………………………………………………………………… 60</text:span><text:span text:style-name="T5"/></text:p>
        </text:list-item>
        <text:list-item>
          <text:p text:style-name="P15" loext:marker-style-name="T5"><text:span text:style-name="T5">Otrzymane pożyczki dł8ugoterminowe ………………………………………………. 220</text:span><text:span text:style-name="T5"/></text:p>
        </text:list-item>
        <text:list-item>
          <text:p text:style-name="P16" loext:marker-style-name="T5"><text:span text:style-name="T5">Kapitał zapasowy …………………………………………………………………… 200</text:span><text:span text:style-name="T5"/></text:p>
        </text:list-item>
      </text:list>
      <text:list text:style-name="WWNum6">
        <text:list-item>
          <text:p text:style-name="P17" loext:marker-style-name="T5"><text:span text:style-name="T5">Sporządź odrębne bilanse dla firmy „ALFA” i „BETA” według stanu na dzień 31 grudnia.</text:span><text:span text:style-name="T5"/></text:p>
        </text:list-item>
        <text:list-item>
          <text:p text:style-name="P18" loext:marker-style-name="T5"><text:span text:style-name="T5">Sporządź wspólny bilans dla połączonej firmy „DELTA” w dniu 1 stycznia.</text:span><text:span text:style-name="T5"/></text:p>
        </text:list-item>
      </text:list>
      <text:p text:style-name="P26" loext:marker-style-name="T5"/>
      <text:p text:style-name="P19" loext:marker-style-name="T1"><text:span text:style-name="T1">Zadanie 5. (2.12/s.30)</text:span><text:span text:style-name="T1"/></text:p>
      <text:p text:style-name="P19" loext:marker-style-name="T5"><text:span text:style-name="T5">Bilans przedsiębiorstwa państwowego „LUX” został sporządzony w następującej postaci:</text:span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" loext:marker-style-name="T5"><text:span text:style-name="T5">AKTYWA</text:span><text:span text:style-name="T5"/></text:p>
          </table:table-cell>
          <table:covered-table-cell/>
          <table:table-cell table:style-name="Table1.A1" table:number-columns-spanned="2" office:value-type="string">
            <text:p text:style-name="P1" loext:marker-style-name="T5"><text:span text:style-name="T5">PASYWA</text:span><text:span text:style-name="T5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 loext:marker-style-name="T5"><text:span text:style-name="T5">I MAJĄTEK WŁASNY</text:span><text:span text:style-name="T5"/></text:p>
            <text:p text:style-name="P2" loext:marker-style-name="T5"><text:span text:style-name="T5">- Środki trwałe</text:span><text:span text:style-name="T5"/></text:p>
            <text:p text:style-name="P2" loext:marker-style-name="T5"><text:span text:style-name="T5">- Towary </text:span><text:span text:style-name="T5"/></text:p>
            <text:p text:style-name="P2" loext:marker-style-name="T5"><text:span text:style-name="T5">- Inwestycje długoterminowe</text:span><text:span text:style-name="T5"/></text:p>
            <text:p text:style-name="P2" loext:marker-style-name="T5"><text:span text:style-name="T5">- Kredyty bankowe</text:span><text:span text:style-name="T5"/></text:p>
          </table:table-cell>
          <table:table-cell table:style-name="Table1.A1" office:value-type="string">
            <text:p text:style-name="P2" loext:marker-style-name="T5"><text:span text:style-name="T5">540</text:span><text:span text:style-name="T5"/></text:p>
            <text:p text:style-name="P2" loext:marker-style-name="T5"><text:span text:style-name="T5">300</text:span><text:span text:style-name="T5"/></text:p>
            <text:p text:style-name="P2" loext:marker-style-name="T5"><text:span text:style-name="T5">100</text:span><text:span text:style-name="T5"/></text:p>
            <text:p text:style-name="P2" loext:marker-style-name="T5"><text:span text:style-name="T5">50</text:span><text:span text:style-name="T5"/></text:p>
            <text:p text:style-name="P2" loext:marker-style-name="T5"><text:span text:style-name="T5">90</text:span><text:span text:style-name="T5"/></text:p>
          </table:table-cell>
          <table:table-cell table:style-name="Table1.A1" office:value-type="string">
            <text:p text:style-name="P2" loext:marker-style-name="T5"><text:span text:style-name="T5">I FUNDUSZE WŁASNE</text:span><text:span text:style-name="T5"/></text:p>
            <text:p text:style-name="P2" loext:marker-style-name="T5"><text:span text:style-name="T5">- Fundusz przedsiębiorstwa</text:span><text:span text:style-name="T5"/></text:p>
            <text:p text:style-name="P2" loext:marker-style-name="T5"><text:span text:style-name="T5">- Fundusz założycielski</text:span><text:span text:style-name="T5"/></text:p>
            <text:p text:style-name="P2" loext:marker-style-name="T5"><text:span text:style-name="T5">- Należności od odbiorców</text:span><text:span text:style-name="T5"/></text:p>
          </table:table-cell>
          <table:table-cell table:style-name="Table1.A1" office:value-type="string">
            <text:p text:style-name="P2" loext:marker-style-name="T5"><text:span text:style-name="T5">700</text:span><text:span text:style-name="T5"/></text:p>
            <text:p text:style-name="P2" loext:marker-style-name="T5"><text:span text:style-name="T5">400</text:span><text:span text:style-name="T5"/></text:p>
            <text:p text:style-name="P2" loext:marker-style-name="T5"><text:span text:style-name="T5">200</text:span><text:span text:style-name="T5"/></text:p>
            <text:p text:style-name="P2" loext:marker-style-name="T5"><text:span text:style-name="T5">100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2" loext:marker-style-name="T5"><text:span text:style-name="T5">II AKTYWA OBROTOWE</text:span><text:span text:style-name="T5"/></text:p>
            <text:p text:style-name="P2" loext:marker-style-name="T5"><text:span text:style-name="T5">- Półfabrykaty</text:span><text:span text:style-name="T5"/></text:p>
            <text:p text:style-name="P2" loext:marker-style-name="T5"><text:span text:style-name="T5">- Kasa</text:span><text:span text:style-name="T5"/></text:p>
            <text:p text:style-name="P2" loext:marker-style-name="T5"><text:span text:style-name="T5">- Zobowiązania wobec pracowników</text:span><text:span text:style-name="T5"/></text:p>
            <text:p text:style-name="P2" loext:marker-style-name="T5"><text:span text:style-name="T5">- Wartości niematerialne i prawne</text:span><text:span text:style-name="T5"/></text:p>
            <text:p text:style-name="P2" loext:marker-style-name="T5"><text:span text:style-name="T5">- Rachunki bankowe</text:span><text:span text:style-name="T5"/></text:p>
          </table:table-cell>
          <table:table-cell table:style-name="Table1.A1" office:value-type="string">
            <text:p text:style-name="P2" loext:marker-style-name="T5"><text:span text:style-name="T5">530</text:span><text:span text:style-name="T5"/></text:p>
            <text:p text:style-name="P2" loext:marker-style-name="T5"><text:span text:style-name="T5">40</text:span><text:span text:style-name="T5"/></text:p>
            <text:p text:style-name="P2" loext:marker-style-name="T5"><text:span text:style-name="T5">110</text:span><text:span text:style-name="T5"/></text:p>
            <text:p text:style-name="P2" loext:marker-style-name="T5"><text:span text:style-name="T5">130</text:span><text:span text:style-name="T5"/></text:p>
            <text:p text:style-name="P2" loext:marker-style-name="T5"><text:span text:style-name="T5">150</text:span><text:span text:style-name="T5"/></text:p>
            <text:p text:style-name="P2" loext:marker-style-name="T5"><text:span text:style-name="T5">100</text:span><text:span text:style-name="T5"/></text:p>
          </table:table-cell>
          <table:table-cell table:style-name="Table1.A1" office:value-type="string">
            <text:p text:style-name="P2" loext:marker-style-name="T5"><text:span text:style-name="T5">II FUNDUSZE OBROTOWE</text:span><text:span text:style-name="T5"/></text:p>
            <text:p text:style-name="P2" loext:marker-style-name="T5"><text:span text:style-name="T5">- Zysk</text:span><text:span text:style-name="T5"/></text:p>
            <text:p text:style-name="P2" loext:marker-style-name="T5"><text:span text:style-name="T5">- Pożyczki bankowe</text:span><text:span text:style-name="T5"/></text:p>
            <text:p text:style-name="P2" loext:marker-style-name="T5"><text:span text:style-name="T5">- Zobowiązania wobec dostawców</text:span><text:span text:style-name="T5"/></text:p>
            <text:p text:style-name="P2" loext:marker-style-name="T5"><text:span text:style-name="T5">- Środki trwałe w budowie</text:span><text:span text:style-name="T5"/></text:p>
          </table:table-cell>
          <table:table-cell table:style-name="Table1.A1" office:value-type="string">
            <text:p text:style-name="P2" loext:marker-style-name="T5"><text:span text:style-name="T5">430</text:span><text:span text:style-name="T5"/></text:p>
            <text:p text:style-name="P2" loext:marker-style-name="T5"><text:span text:style-name="T5">70</text:span><text:span text:style-name="T5"/></text:p>
            <text:p text:style-name="P2" loext:marker-style-name="T5"><text:span text:style-name="T5">80</text:span><text:span text:style-name="T5"/></text:p>
            <text:p text:style-name="P2" loext:marker-style-name="T5"><text:span text:style-name="T5">130</text:span><text:span text:style-name="T5"/></text:p>
            <text:p text:style-name="P2" loext:marker-style-name="T5"><text:span text:style-name="T5">150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2" loext:marker-style-name="T5"><text:span text:style-name="T5">SUMA AKTYWÓW</text:span><text:span text:style-name="T5"/></text:p>
          </table:table-cell>
          <table:table-cell table:style-name="Table1.A1" office:value-type="string">
            <text:p text:style-name="P2" loext:marker-style-name="T5"><text:span text:style-name="T5">1070</text:span><text:span text:style-name="T5"/></text:p>
          </table:table-cell>
          <table:table-cell table:style-name="Table1.A1" office:value-type="string">
            <text:p text:style-name="P2" loext:marker-style-name="T5"><text:span text:style-name="T5">SUMA PASYWÓW</text:span><text:span text:style-name="T5"/></text:p>
          </table:table-cell>
          <table:table-cell table:style-name="Table1.A1" office:value-type="string">
            <text:p text:style-name="P2" loext:marker-style-name="T5"><text:span text:style-name="T5">1130</text:span><text:span text:style-name="T5"/></text:p>
          </table:table-cell>
        </table:table-row>
      </table:table>
      <text:list text:style-name="WWNum7">
        <text:list-item>
          <text:p text:style-name="P20" loext:marker-style-name="T5"><text:span text:style-name="T5">Wskazać nieprawidłowości w bilansie</text:span><text:span text:style-name="T5"/></text:p>
        </text:list-item>
        <text:list-item>
          <text:p text:style-name="P20" loext:marker-style-name="T5"><text:span text:style-name="T5">Sporządzić prawidłowy bilans</text:span><text:span text:style-name="T5"/></text:p>
        </text:list-item>
      </text:list>
      <text:p text:style-name="P13" loext:marker-style-name="T5"/>
      <text:p text:style-name="P13" loext:marker-style-name="T5"/>
      <text:p text:style-name="P19" loext:marker-style-name="T1"><text:span text:style-name="T1">Zadanie 6. (2.15/s.31)</text:span><text:span text:style-name="T1"/></text:p>
      <text:p text:style-name="P19" loext:marker-style-name="T5"><text:span text:style-name="T5">Bilans przedsiębiorstwa państwowego „LUX” został sporządzony w następującej postaci:</text:span><text:span text:style-name="T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" loext:marker-style-name="T5"><text:span text:style-name="T5">AKTYWA</text:span><text:span text:style-name="T5"/></text:p>
          </table:table-cell>
          <table:covered-table-cell/>
          <table:table-cell table:style-name="Table2.A1" table:number-columns-spanned="2" office:value-type="string">
            <text:p text:style-name="P1" loext:marker-style-name="T5"><text:span text:style-name="T5">PASYWA</text:span><text:span text:style-name="T5"/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" loext:marker-style-name="T5"><text:span text:style-name="T5">I AKTYWA TRWAŁE</text:span><text:span text:style-name="T5"/></text:p>
            <text:p text:style-name="P2" loext:marker-style-name="T5"><text:span text:style-name="T5">- Materiały</text:span><text:span text:style-name="T5"/></text:p>
            <text:p text:style-name="P2" loext:marker-style-name="T5"><text:span text:style-name="T5">- Środki trwałe w budowie</text:span><text:span text:style-name="T5"/></text:p>
            <text:p text:style-name="P2" loext:marker-style-name="T5"><text:span text:style-name="T5">- Inwestycje długoterminowe</text:span><text:span text:style-name="T5"/></text:p>
            <text:p text:style-name="P2" loext:marker-style-name="T5"><text:span text:style-name="T5">- Zysk okresu bieżącego</text:span><text:span text:style-name="T5"/></text:p>
            <text:p text:style-name="P3" loext:marker-style-name="T5"/>
          </table:table-cell>
          <table:table-cell table:style-name="Table2.A1" office:value-type="string">
            <text:p text:style-name="P3" loext:marker-style-name="T5"/>
            <text:p text:style-name="P2" loext:marker-style-name="T5"><text:span text:style-name="T5">200</text:span><text:span text:style-name="T5"/></text:p>
            <text:p text:style-name="P2" loext:marker-style-name="T5"><text:span text:style-name="T5">300</text:span><text:span text:style-name="T5"/></text:p>
            <text:p text:style-name="P2" loext:marker-style-name="T5"><text:span text:style-name="T5">400</text:span><text:span text:style-name="T5"/></text:p>
            <text:p text:style-name="P2" loext:marker-style-name="T5"><text:span text:style-name="T5">100</text:span><text:span text:style-name="T5"/></text:p>
          </table:table-cell>
          <table:table-cell table:style-name="Table2.A1" office:value-type="string">
            <text:p text:style-name="P2" loext:marker-style-name="T5"><text:span text:style-name="T5">I FUNDUSZE TRWAŁE</text:span><text:span text:style-name="T5"/></text:p>
            <text:p text:style-name="P2" loext:marker-style-name="T5"><text:span text:style-name="T5">- Fundusz przedsiębiorstwa</text:span><text:span text:style-name="T5"/></text:p>
            <text:p text:style-name="P2" loext:marker-style-name="T5"><text:span text:style-name="T5">- Fundusz założycielski</text:span><text:span text:style-name="T5"/></text:p>
          </table:table-cell>
          <table:table-cell table:style-name="Table2.A1" office:value-type="string">
            <text:p text:style-name="P3" loext:marker-style-name="T5"/>
            <text:p text:style-name="P2" loext:marker-style-name="T5"><text:span text:style-name="T5">400</text:span><text:span text:style-name="T5"/></text:p>
            <text:p text:style-name="P2" loext:marker-style-name="T5"><text:span text:style-name="T5">20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2" loext:marker-style-name="T5"><text:span text:style-name="T5">II MAJĄTEK OBCY</text:span><text:span text:style-name="T5"/></text:p>
            <text:p text:style-name="P2" loext:marker-style-name="T5"><text:span text:style-name="T5">- Rachunki bankowe </text:span><text:span text:style-name="T5"/></text:p>
            <text:p text:style-name="P2" loext:marker-style-name="T5"><text:span text:style-name="T5">- Kredyty bankowe </text:span><text:span text:style-name="T5"/></text:p>
            <text:p text:style-name="P2" loext:marker-style-name="T5"><text:span text:style-name="T5">- Zobowiązania wobec dostawców</text:span><text:span text:style-name="T5"/></text:p>
            <text:p text:style-name="P2" loext:marker-style-name="T5"><text:span text:style-name="T5">- Kasa</text:span><text:span text:style-name="T5"/></text:p>
          </table:table-cell>
          <table:table-cell table:style-name="Table2.A1" office:value-type="string">
            <text:p text:style-name="P3" loext:marker-style-name="T5"/>
            <text:p text:style-name="P2" loext:marker-style-name="T5"><text:span text:style-name="T5">250</text:span><text:span text:style-name="T5"/></text:p>
            <text:p text:style-name="P2" loext:marker-style-name="T5"><text:span text:style-name="T5">300</text:span><text:span text:style-name="T5"/></text:p>
            <text:p text:style-name="P2" loext:marker-style-name="T5"><text:span text:style-name="T5">50</text:span><text:span text:style-name="T5"/></text:p>
            <text:p text:style-name="P2" loext:marker-style-name="T5"><text:span text:style-name="T5">150</text:span><text:span text:style-name="T5"/></text:p>
          </table:table-cell>
          <table:table-cell table:style-name="Table2.A1" office:value-type="string">
            <text:p text:style-name="P2" loext:marker-style-name="T5"><text:span text:style-name="T5">II FUNDUSZE WŁASNE</text:span><text:span text:style-name="T5"/></text:p>
            <text:p text:style-name="P2" loext:marker-style-name="T5"><text:span text:style-name="T5">- Należności od odbiorców</text:span><text:span text:style-name="T5"/></text:p>
            <text:p text:style-name="P2" loext:marker-style-name="T5"><text:span text:style-name="T5">- Kredyty bankowe </text:span><text:span text:style-name="T5"/></text:p>
            <text:p text:style-name="P2" loext:marker-style-name="T5"><text:span text:style-name="T5">- Zobowiązania z tytułu podatków</text:span><text:span text:style-name="T5"/></text:p>
          </table:table-cell>
          <table:table-cell table:style-name="Table2.A1" office:value-type="string">
            <text:p text:style-name="P3" loext:marker-style-name="T5"/>
            <text:p text:style-name="P2" loext:marker-style-name="T5"><text:span text:style-name="T5">200</text:span><text:span text:style-name="T5"/></text:p>
            <text:p text:style-name="P2" loext:marker-style-name="T5"><text:span text:style-name="T5">200</text:span><text:span text:style-name="T5"/></text:p>
            <text:p text:style-name="P2" loext:marker-style-name="T5"><text:span text:style-name="T5">25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2" loext:marker-style-name="T5"><text:span text:style-name="T5">SUMA AKTYWÓW</text:span><text:span text:style-name="T5"/></text:p>
          </table:table-cell>
          <table:table-cell table:style-name="Table2.A1" office:value-type="string">
            <text:p text:style-name="P2" loext:marker-style-name="T5"><text:span text:style-name="T5">1750</text:span><text:span text:style-name="T5"/></text:p>
          </table:table-cell>
          <table:table-cell table:style-name="Table2.A1" office:value-type="string">
            <text:p text:style-name="P2" loext:marker-style-name="T5"><text:span text:style-name="T5">SUMA PASYWÓW</text:span><text:span text:style-name="T5"/></text:p>
          </table:table-cell>
          <table:table-cell table:style-name="Table2.A1" office:value-type="string">
            <text:p text:style-name="P2" loext:marker-style-name="T5"><text:span text:style-name="T5">1250</text:span><text:span text:style-name="T5"/></text:p>
          </table:table-cell>
        </table:table-row>
      </table:table>
      <text:p text:style-name="P13" loext:marker-style-name="T5"/>
      <text:list text:continue-numbering="true" text:style-name="WWNum7">
        <text:list-item>
          <text:p text:style-name="P20" loext:marker-style-name="T5"><text:span text:style-name="T5">Wskazać nieprawidłowości w bilansie</text:span><text:span text:style-name="T5"/></text:p>
        </text:list-item>
        <text:list-item>
          <text:p text:style-name="P20" loext:marker-style-name="T5"><text:span text:style-name="T5">Sporządzić prawidłowy bilans</text:span><text:span text:style-name="T5"/></text:p>
        </text:list-item>
      </text:list>
      <text:p text:style-name="P27" loext:marker-style-name="T1"/>
      <text:p text:style-name="P32" loext:marker-style-name="T1"><text:span text:style-name="T1">Zadanie 7. (2.18/s.33-34) – do domu, tzw. Zadanie powtórkowe</text:span><text:span text:style-name="T1"/></text:p>
      <text:p text:style-name="Standard" loext:marker-style-name="T5"><text:span text:style-name="T5">W spółce z o.o. „LAS” sporządzono na dzień 31 stycznia spis z natury, który zawiera następujące składniki majątku i źródeł finansowania:</text:span><text:span text:style-name="T5"/></text:p>
      <text:list text:style-name="WWNum8">
        <text:list-item>
          <text:p text:style-name="P23" loext:marker-style-name="T5"><text:span text:style-name="T5">Budynek produkcyjny ………………………………………………………………….. 50 000</text:span><text:span text:style-name="T5"/></text:p>
        </text:list-item>
        <text:list-item>
          <text:p text:style-name="P23" loext:marker-style-name="T5"><text:span text:style-name="T5">Zobowiązania wobec dostawców ………………………………………………………… 250</text:span><text:span text:style-name="T5"/></text:p>
        </text:list-item>
        <text:list-item>
          <text:p text:style-name="P23" loext:marker-style-name="T5"><text:span text:style-name="T5">Program komputerowy ………………………………………………………………….. 3 000</text:span><text:span text:style-name="T5"/></text:p>
        </text:list-item>
        <text:list-item>
          <text:p text:style-name="P23" loext:marker-style-name="T5"><text:span text:style-name="T5">Gotówka w kasie ………………………………………………………………………. 1 000</text:span><text:span text:style-name="T5"/></text:p>
        </text:list-item>
        <text:list-item>
          <text:p text:style-name="P23" loext:marker-style-name="T5"><text:span text:style-name="T5">Samochód dostawczy ………………………………………………………………….. 19 000</text:span><text:span text:style-name="T5"/></text:p>
        </text:list-item>
        <text:list-item>
          <text:p text:style-name="P23" loext:marker-style-name="T5"><text:span text:style-name="T5">Kapitał udziałowy ……………………………………………………………………… 79 000</text:span><text:span text:style-name="T5"/></text:p>
        </text:list-item>
        <text:list-item>
          <text:p text:style-name="P23" loext:marker-style-name="T5"><text:span text:style-name="T5">Budynek magazynu …………………………………………………………………….. 20 000</text:span><text:span text:style-name="T5"/></text:p>
        </text:list-item>
        <text:list-item>
          <text:p text:style-name="P23" loext:marker-style-name="T5"><text:span text:style-name="T5">Zobowiązania wobec pracowników …………………………………………………….. 3 000</text:span><text:span text:style-name="T5"/></text:p>
        </text:list-item>
        <text:list-item>
          <text:p text:style-name="P23" loext:marker-style-name="T5"><text:span text:style-name="T5">Kredyt bankowy ……………………………………………………………………….. 45 000</text:span><text:span text:style-name="T5"/></text:p>
        </text:list-item>
        <text:list-item>
          <text:p text:style-name="P23" loext:marker-style-name="T5"><text:span text:style-name="T5">Materiały ……………………………………………………………………………….. 1 500</text:span><text:span text:style-name="T5"/></text:p>
        </text:list-item>
        <text:list-item>
          <text:p text:style-name="P23" loext:marker-style-name="T5"><text:span text:style-name="T5">Należności od odbiorców ……………………………………………………………….. 3 400</text:span><text:span text:style-name="T5"/></text:p>
        </text:list-item>
        <text:list-item>
          <text:p text:style-name="P23" loext:marker-style-name="T5"><text:span text:style-name="T5">Maszyny produkcyjne ………………………………………………………………….. 37 000</text:span><text:span text:style-name="T5"/></text:p>
        </text:list-item>
        <text:list-item>
          <text:p text:style-name="P23" loext:marker-style-name="T5"><text:span text:style-name="T5">Środki na rachunku bankowym …………………………………………………………. 8 000</text:span><text:span text:style-name="T5"/></text:p>
        </text:list-item>
        <text:list-item>
          <text:p text:style-name="P23" loext:marker-style-name="T5"><text:span text:style-name="T5">Zysk netto ………………………………………………………………………………. 10 200</text:span><text:span text:style-name="T5"/></text:p>
        </text:list-item>
        <text:list-item>
          <text:p text:style-name="P23" loext:marker-style-name="T5"><text:span text:style-name="T5">Trzyletnie obligacje Skarbu Państwa …………………………………………………….. 6 000</text:span><text:span text:style-name="T5"/></text:p>
        </text:list-item>
        <text:list-item>
          <text:p text:style-name="P23" loext:marker-style-name="T5"><text:span text:style-name="T5">Zapas produktów gotowych ……………………………………………………………. 4 800</text:span><text:span text:style-name="T5"/></text:p>
        </text:list-item>
        <text:list-item>
          <text:p text:style-name="P23" loext:marker-style-name="T5"><text:span text:style-name="T5">Zobowiązania wobec budżetu państwa ………………………………………………… 5 250</text:span><text:span text:style-name="T5"/></text:p>
        </text:list-item>
        <text:list-item>
          <text:p text:style-name="P23" loext:marker-style-name="T5"><text:span text:style-name="T5">Kapitał rezerwowy ……………………………………………………………………… 11 000</text:span><text:span text:style-name="T5"/></text:p>
        </text:list-item>
      </text:list>
      <text:p text:style-name="P26" loext:marker-style-name="T5"/>
      <text:list text:style-name="WWNum9">
        <text:list-item>
          <text:p text:style-name="P24" loext:marker-style-name="T5"><text:span text:style-name="T5">Przeprowadź klasyfikację poszczególnych składników majątku i źródeł ich pochodzenia.</text:span><text:span text:style-name="T5"/></text:p>
        </text:list-item>
        <text:list-item>
          <text:p text:style-name="P24" loext:marker-style-name="T5"><text:span text:style-name="T5">Pogrupuj składniki inwentaryzacyjne według pozycji bilansowych</text:span><text:span text:style-name="T5"/></text:p>
        </text:list-item>
        <text:list-item>
          <text:p text:style-name="P24" loext:marker-style-name="T5"><text:span text:style-name="T5">Sporządź uproszczony bilans.</text:span><text:span text:style-name="T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Endnote" style:family="paragraph" style:parent-style-name="Standard" loext:linked-style-name="Tekst_20_przypisu_20_końcowego_20_Znak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ekst_20_przypisu_20_końcowego_20_Znak" style:display-name="Tekst przypisu końcowego Znak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olina SMĘTEK</meta:initial-creator>
    <meta:editing-cycles>5</meta:editing-cycles>
    <meta:creation-date>2023-10-23T09:48:00</meta:creation-date>
    <dc:date>2023-10-25T12:47:09.941799393</dc:date>
    <meta:editing-duration>PT57M50S</meta:editing-duration>
    <meta:generator>LibreOffice/7.5.8.1$Linux_X86_64 LibreOffice_project/50$Build-1</meta:generator>
    <meta:document-statistic meta:table-count="2" meta:image-count="0" meta:object-count="0" meta:page-count="4" meta:paragraph-count="206" meta:word-count="988" meta:character-count="7248" meta:non-whitespace-character-count="6538"/>
    <meta:user-defined meta:name="AppVersion">16.0000</meta:user-defined>
    <meta:user-defined meta:name="Company">Politechnika Koszalińska</meta:user-defined>
    <meta:template xlink:type="simple" xlink:actuate="onRequest" xlink:title="Normal" xlink:href=""/>
  </office:meta>
</office:document-meta>
</file>